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 text:c="26"/></text:p>
          </table:table-cell>
          <table:table-cell table:style-name="Default" office:value-type="string" calcext:value-type="string">
            <text:p>Estimate </text:p>
          </table:table-cell>
          <table:table-cell table:style-name="Default" office:value-type="string" calcext:value-type="string">
            <text:p>Std. Error </text:p>
          </table:table-cell>
          <table:table-cell table:style-name="Default" office:value-type="string" calcext:value-type="string">
            <text:p>z value </text:p>
          </table:table-cell>
          <table:table-cell table:style-name="Default" office:value-type="string" calcext:value-type="string">
            <text:p>Pr(&gt;|z|) <text:s text:c="3"/></text:p>
          </table:table-cell>
        </table:table-row>
        <table:table-row table:style-name="ro1">
          <table:table-cell office:value-type="string" calcext:value-type="string">
            <text:p>(Intercept) <text:s text:c="3"/></text:p>
          </table:table-cell>
          <table:table-cell office:value-type="float" office:value="36.21536" calcext:value-type="float">
            <text:p>36.21536</text:p>
          </table:table-cell>
          <table:table-cell office:value-type="float" office:value="8.62546" calcext:value-type="float">
            <text:p>8.62546</text:p>
          </table:table-cell>
          <table:table-cell office:value-type="float" office:value="4.199" calcext:value-type="float">
            <text:p>4.199</text:p>
          </table:table-cell>
          <table:table-cell table:style-name="ce2" office:value-type="string" calcext:value-type="string">
            <text:p>2.68e-05 ***</text:p>
          </table:table-cell>
        </table:table-row>
        <table:table-row table:style-name="ro2">
          <table:table-cell office:value-type="string" calcext:value-type="string">
            <text:p>LnExonLength <text:s text:c="2"/></text:p>
          </table:table-cell>
          <table:table-cell office:value-type="float" office:value="-5.51839" calcext:value-type="float">
            <text:p>-5.51839</text:p>
          </table:table-cell>
          <table:table-cell office:value-type="float" office:value="1.22329" calcext:value-type="float">
            <text:p>1.22329</text:p>
          </table:table-cell>
          <table:table-cell office:value-type="float" office:value="4.511" calcext:value-type="float">
            <text:p>4.511</text:p>
          </table:table-cell>
          <table:table-cell office:value-type="string" calcext:value-type="string">
            <text:p>6.40e-06 ***</text:p>
          </table:table-cell>
        </table:table-row>
        <table:table-row table:style-name="ro3">
          <table:table-cell office:value-type="string" calcext:value-type="string">
            <text:p>LnIntronLength </text:p>
          </table:table-cell>
          <table:table-cell office:value-type="float" office:value="-0.09391" calcext:value-type="float">
            <text:p>-0.09391</text:p>
          </table:table-cell>
          <table:table-cell office:value-type="float" office:value="0.22054" calcext:value-type="float">
            <text:p>0.22054</text:p>
          </table:table-cell>
          <table:table-cell office:value-type="float" office:value="0.426" calcext:value-type="float">
            <text:p>0.426</text:p>
          </table:table-cell>
          <table:table-cell office:value-type="float" office:value="0.67" calcext:value-type="float">
            <text:p>0.67</text:p>
          </table:table-cell>
        </table:table-row>
        <table:table-row table:style-name="ro2">
          <table:table-cell office:value-type="string" calcext:value-type="string">
            <text:p>trimmedYes <text:s text:c="4"/></text:p>
          </table:table-cell>
          <table:table-cell office:value-type="float" office:value="3.88877" calcext:value-type="float">
            <text:p>3.88877</text:p>
          </table:table-cell>
          <table:table-cell office:value-type="float" office:value="0.81737" calcext:value-type="float">
            <text:p>0.81737</text:p>
          </table:table-cell>
          <table:table-cell office:value-type="float" office:value="4.758" calcext:value-type="float">
            <text:p>4.758</text:p>
          </table:table-cell>
          <table:table-cell office:value-type="string" calcext:value-type="string">
            <text:p>2.00e-06 ***</text:p>
          </table:table-cell>
        </table:table-row>
        <table:table-row table:style-name="ro2">
          <table:table-cell office:value-type="string" calcext:value-type="string">
            <text:p>FamilyGr <text:s text:c="6"/></text:p>
          </table:table-cell>
          <table:table-cell office:value-type="float" office:value="-0.5883" calcext:value-type="float">
            <text:p>-0.5883</text:p>
          </table:table-cell>
          <table:table-cell office:value-type="float" office:value="1.01061" calcext:value-type="float">
            <text:p>1.01061</text:p>
          </table:table-cell>
          <table:table-cell office:value-type="float" office:value="0.582" calcext:value-type="float">
            <text:p>0.582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string" calcext:value-type="string">
            <text:p>FamilyOr <text:s text:c="6"/></text:p>
          </table:table-cell>
          <table:table-cell office:value-type="float" office:value="1.50108" calcext:value-type="float">
            <text:p>1.50108</text:p>
          </table:table-cell>
          <table:table-cell office:value-type="float" office:value="0.92449" calcext:value-type="float">
            <text:p>0.92449</text:p>
          </table:table-cell>
          <table:table-cell office:value-type="float" office:value="1.624" calcext:value-type="float">
            <text:p>1.624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string" calcext:value-type="string">
            <text:p>FamilyP450 <text:s text:c="4"/></text:p>
          </table:table-cell>
          <table:table-cell office:value-type="float" office:value="0.59333" calcext:value-type="float">
            <text:p>0.59333</text:p>
          </table:table-cell>
          <table:table-cell office:value-type="float" office:value="1.05398" calcext:value-type="float">
            <text:p>1.05398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3" calcext:value-type="float">
            <text:p>0.573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Default" table:number-columns-repeated="4"/>
        </table:table-row>
        <table:table-row table:style-name="ro4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19T13:44:14.609959353</meta:creation-date>
    <meta:generator>LibreOffice/4.1.3.2$Linux_X86_64 LibreOffice_project/410m0$Build-2</meta:generator>
    <dc:date>2014-04-25T10:23:18.954803446</dc:date>
    <dc:creator>ludovic </dc:creator>
    <meta:editing-duration>PT3H32M38S</meta:editing-duration>
    <meta:editing-cycles>6</meta:editing-cycles>
    <meta:document-statistic meta:table-count="1" meta:cell-count="40" meta:object-count="0"/>
  </office:meta>
</office:document-meta>
</file>